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Standard">
      <style:paragraph-properties fo:padding="0in" fo:border="non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padding="0in" fo:border="non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 fo:padding="0in" fo:border="none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 fo:padding="0in" fo:border="non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 fo:padding="0in" fo:border="non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 fo:padding="0in" fo:border="non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13" style:family="paragraph" style:parent-style-name="Standard">
      <style:paragraph-properties fo:margin-left="0.5in" fo:margin-right="0in" fo:text-indent="0in" style:auto-text-indent="false" fo:padding="0in" fo:border="none"/>
    </style:style>
    <style:style style:name="P14" style:family="paragraph" style:parent-style-name="Standard">
      <style:paragraph-properties fo:margin-left="0.5in" fo:margin-right="0in" fo:text-indent="0in" style:auto-text-indent="false" fo:padding="0in" fo:border="non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.5in" fo:margin-right="0in" fo:text-indent="0in" style:auto-text-indent="false"/>
    </style:style>
    <style:style style:name="P16" style:family="paragraph" style:parent-style-name="Standard" style:list-style-name="WWNum2">
      <style:paragraph-properties fo:margin-left="1in" fo:margin-right="0in" fo:text-indent="-0.25in" style:auto-text-indent="false" fo:padding="0in" fo:border="none"/>
    </style:style>
    <style:style style:name="P17" style:family="paragraph" style:parent-style-name="Standard">
      <style:paragraph-properties fo:margin-left="1in" fo:margin-right="0in" fo:text-indent="0in" style:auto-text-indent="false"/>
    </style:style>
    <style:style style:name="P18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1155cc"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7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Task 3 - Робота з базовими функціями документо-орієнтованої БД на прикладі MongoDB </text:span></text:p>
      <text:p text:style-name="P3"/>
      <text:p text:style-name="P2"><text:span text:style-name="T1">Установка:</text:span></text:p>
      <text:list xml:id="list640791774" text:style-name="WWNum4">
        <text:list-item>
          <text:p text:style-name="P6"><text:span text:style-name="T2">Встановіть MongoDB локально або на віртуальну машину (для наступних завдань необхідно буде запускати декілька екземплярів MongoDB) </text:span><text:a xlink:type="simple" xlink:href="https://www.mongodb.org/downloads" text:style-name="ListLabel_20_46" text:visited-style-name="ListLabel_20_46"><text:span text:style-name="T5">https://www.mongodb.org/downloads</text:span></text:a></text:p>
        </text:list-item>
        <text:list-item>
          <text:p text:style-name="P6"><text:a xlink:type="simple" xlink:href="https://hub.docker.com/_/mongo" text:style-name="ListLabel_20_46" text:visited-style-name="ListLabel_20_46"><text:span text:style-name="T5">MongoDB Docker</text:span></text:a><text:span text:style-name="T2"> </text:span></text:p>
        </text:list-item>
        <text:list-item>
          <text:p text:style-name="P6"><text:span text:style-name="T2">В якості графічного клієнта по роботі з MongoDB пропонується використовувати Robomongo </text:span><text:a xlink:type="simple" xlink:href="http://robomongo.org/" text:style-name="ListLabel_20_46" text:visited-style-name="ListLabel_20_46"><text:span text:style-name="T5">(http://robomongo.org/)</text:span></text:a><text:span text:style-name="T2"> або аналогічний клієнт</text:span></text:p>
        </text:list-item>
        <text:list-item>
          <text:p text:style-name="P6"><text:span text:style-name="T2">Без установки з MongoDB можна працювати онлайн на сайті </text:span><text:a xlink:type="simple" xlink:href="http://try.mongodb.org/" text:style-name="ListLabel_20_46" text:visited-style-name="ListLabel_20_46"><text:span text:style-name="T5">http://try.mongodb.org/</text:span></text:a></text:p>
        </text:list-item>
      </text:list>
      <text:p text:style-name="P4"/>
      <text:p text:style-name="P2"><text:span text:style-name="T1">Завдання:</text:span></text:p>
      <text:p text:style-name="P5"><text:span text:style-name="T2">Вам необхідно змоделювати інтернет-магазин який торгує найрізноманітнішими товарами (тобто у яких різний набір властивостей) - items. </text:span></text:p>
      <text:p text:style-name="P5"><text:span text:style-name="T2">А так же навчитися виконувати базові запити до MongoDB: <text:s/></text:span><text:a xlink:type="simple" xlink:href="http://docs.mongodb.org/manual/core/read-operations-introduction/" text:style-name="ListLabel_20_46" text:visited-style-name="ListLabel_20_46"><text:span text:style-name="T5">http://docs.mongodb.org/manual/core/read-operations-introduction/</text:span></text:a><text:span text:style-name="T2"> </text:span></text:p>
      <text:p text:style-name="P4"/>
      <text:list xml:id="list506043366" text:style-name="WWNum2">
        <text:list-item>
          <text:p text:style-name="P7"><text:span text:style-name="T2">Створіть декілька товарів з різним набором властивостей Phone/TV/Smart Watch/ .... </text:span></text:p>
        </text:list-item>
      </text:list>
      <text:p text:style-name="P13"><text:span text:style-name="T2">Наприклад:</text:span></text:p>
      <text:p text:style-name="P15"><text:span text:style-name="T2">{</text:span></text:p>
      <text:p text:style-name="P15"><text:span text:style-name="T2"><text:tab/>"category" : "Phone",</text:span></text:p>
      <text:p text:style-name="P15"><text:span text:style-name="T2"><text:tab/>"model" : "iPhone 6",</text:span></text:p>
      <text:p text:style-name="P15"><text:span text:style-name="T2"><text:tab/>"producer" : "Apple",</text:span></text:p>
      <text:p text:style-name="P15"><text:span text:style-name="T2"><text:tab/>"price" : 600</text:span></text:p>
      <text:p text:style-name="P15"><text:span text:style-name="T2">}</text:span></text:p>
      <text:p text:style-name="P4"/>
      <text:list xml:id="list111424917251245" text:continue-numbering="true" text:style-name="WWNum2">
        <text:list-item>
          <text:p text:style-name="P7"><text:span text:style-name="T2">Напишіть запит, який виводіть усі товари (відображення у JSON)</text:span></text:p>
        </text:list-item>
        <text:list-item>
          <text:p text:style-name="P9"><text:span text:style-name="T2">Підрахуйте скільки товарів у певної категорії</text:span></text:p>
        </text:list-item>
        <text:list-item>
          <text:p text:style-name="P9"><text:span text:style-name="T2">Підрахуйте скільки є різних категорій товарів</text:span></text:p>
        </text:list-item>
        <text:list-item>
          <text:p text:style-name="P9"><text:span text:style-name="T2">Виведіть список всіх виробників товарів без повторів</text:span></text:p>
        </text:list-item>
        <text:list-item>
          <text:p text:style-name="P7"><text:soft-page-break/><text:span text:style-name="T2">Напишіть запити, які вибирають товари за різними критеріям і їх сукупності: </text:span></text:p>
          <text:list>
            <text:list-item>
              <text:p text:style-name="P16"><text:span text:style-name="T2">категорія та ціна (в проміжку) - конструкція </text:span><text:span text:style-name="T4">$and</text:span><text:span text:style-name="T2">, </text:span></text:p>
            </text:list-item>
            <text:list-item>
              <text:p text:style-name="P16"><text:span text:style-name="T2">модель чи одна чи інша - конструкція </text:span><text:span text:style-name="T4">$or</text:span><text:span text:style-name="T2">,</text:span></text:p>
            </text:list-item>
            <text:list-item>
              <text:p text:style-name="P16"><text:span text:style-name="T2">виробники з переліку - конструкція </text:span><text:span text:style-name="T4">$in</text:span></text:p>
            </text:list-item>
          </text:list>
        </text:list-item>
      </text:list>
      <text:p text:style-name="P14"/>
      <text:list xml:id="list111425306098018" text:continue-numbering="true" text:style-name="WWNum2">
        <text:list-item>
          <text:p text:style-name="P7"><text:span text:style-name="T2">Оновить певні товари, змінивши існуючі значення і додайте нові властивості (характеристики) усім товарам за певним критерієм</text:span></text:p>
        </text:list-item>
        <text:list-item>
          <text:p text:style-name="P7"><text:span text:style-name="T2">Знайдіть товари у яких є (присутнє поле) певні властивості</text:span></text:p>
        </text:list-item>
        <text:list-item>
          <text:p text:style-name="P7"><text:span text:style-name="T2">Для знайдених товарів збільшіть їх вартість на певну суму</text:span></text:p>
        </text:list-item>
      </text:list>
      <text:p text:style-name="P4"/>
      <text:p text:style-name="P4"/>
      <text:p text:style-name="P2"><text:span text:style-name="T2">Товари ви додаєте в замовлення - orders, яке містити вартість, ім'я замовника, і адресу доставки.</text:span></text:p>
      <text:p text:style-name="P2"><text:span text:style-name="T2">Товари (items) в замовленні (order) повинні бути представлені у вигляді </text:span><text:a xlink:type="simple" xlink:href="http://docs.mongodb.org/manual/core/data-model-design/#data-modeling-referencing" text:style-name="ListLabel_20_47" text:visited-style-name="ListLabel_20_47"><text:span text:style-name="T6">references,</text:span></text:a><text:span text:style-name="T2"> а замовник (customer) у вигляді </text:span><text:a xlink:type="simple" xlink:href="http://docs.mongodb.org/manual/core/data-model-design/#data-modeling-embedding" text:style-name="ListLabel_20_47" text:visited-style-name="ListLabel_20_47"><text:span text:style-name="T6">embed</text:span></text:a></text:p>
      <text:p text:style-name="P4"/>
      <text:p text:style-name="Standard"><text:span text:style-name="T2">{ <text:s text:c="3"/></text:span></text:p>
      <text:p text:style-name="Standard"><text:span text:style-name="T2"><text:tab/>"order_number" : 201513,</text:span></text:p>
      <text:p text:style-name="Standard"><text:span text:style-name="T2"><text:tab/>"date" : ISODate("2015-04-14"),</text:span></text:p>
      <text:p text:style-name="Standard"><text:span text:style-name="T2"><text:tab/>"total_sum" : 1923.4,</text:span></text:p>
      <text:p text:style-name="Standard"><text:span text:style-name="T2"><text:tab/>"customer" : {</text:span></text:p>
      <text:p text:style-name="P15"><text:span text:style-name="T2"><text:s text:c="4"/><text:tab/>"name" : "Andrii",</text:span></text:p>
      <text:p text:style-name="P15"><text:span text:style-name="T2"><text:s text:c="4"/><text:tab/>"surname" : "Rodinov",</text:span></text:p>
      <text:p text:style-name="P15"><text:span text:style-name="T2"><text:s text:c="4"/><text:tab/>"phones" : [ 9876543, 1234567],</text:span></text:p>
      <text:p text:style-name="P15"><text:span text:style-name="T2"><text:s text:c="4"/><text:tab/>"address" : "PTI, Peremohy 37, Kyiv, UA"</text:span></text:p>
      <text:p text:style-name="Standard"><text:span text:style-name="T2"><text:tab/>},</text:span></text:p>
      <text:p text:style-name="Standard"><text:span text:style-name="T2"><text:tab/>"payment" : {</text:span></text:p>
      <text:p text:style-name="P15"><text:span text:style-name="T2"><text:s text:c="4"/><text:tab/>"card_owner" : "Andrii Rodionov",</text:span></text:p>
      <text:p text:style-name="P15"><text:span text:style-name="T2"><text:s text:c="4"/><text:tab/>"cardId" : 12345678</text:span></text:p>
      <text:p text:style-name="Standard"><text:soft-page-break/><text:span text:style-name="T2"><text:tab/>},</text:span></text:p>
      <text:p text:style-name="Standard"><text:span text:style-name="T2"><text:tab/>"order_items_id" : [</text:span></text:p>
      <text:p text:style-name="P15"><text:span text:style-name="T2"><text:s text:c="4"/><text:tab/>{</text:span></text:p>
      <text:p text:style-name="P17"><text:span text:style-name="T2"><text:s text:c="8"/><text:tab/>"$ref" : "items",</text:span></text:p>
      <text:p text:style-name="P17"><text:span text:style-name="T2"><text:s text:c="8"/><text:tab/>"$id" : ObjectId("552bc0f7bbcdf26a32e99954")</text:span></text:p>
      <text:p text:style-name="P15"><text:span text:style-name="T2"><text:s text:c="4"/><text:tab/>},</text:span></text:p>
      <text:p text:style-name="P15"><text:span text:style-name="T2"><text:s text:c="4"/><text:tab/>{</text:span></text:p>
      <text:p text:style-name="P17"><text:span text:style-name="T2"><text:s text:c="8"/><text:tab/>"$ref" : "items",</text:span></text:p>
      <text:p text:style-name="P17"><text:span text:style-name="T2"><text:s text:c="8"/><text:tab/>"$id" : ObjectId("552bc285bbcdf26a32e99957")</text:span></text:p>
      <text:p text:style-name="P15"><text:span text:style-name="T2"><text:s text:c="4"/><text:tab/>}</text:span></text:p>
      <text:p text:style-name="Standard"><text:span text:style-name="T2"><text:tab/>]</text:span></text:p>
      <text:p text:style-name="Standard"><text:span text:style-name="T2">}</text:span></text:p>
      <text:p text:style-name="P4"/>
      <text:list xml:id="list3319454828" text:style-name="WWNum1">
        <text:list-item>
          <text:p text:style-name="P8"><text:span text:style-name="T2">Створіть кілька замовлень з різними наборами товарів, але так щоб один з товарів був у декількох замовленнях</text:span></text:p>
        </text:list-item>
        <text:list-item>
          <text:p text:style-name="P8"><text:span text:style-name="T2">Виведіть всі замовлення</text:span></text:p>
        </text:list-item>
        <text:list-item>
          <text:p text:style-name="P8"><text:span text:style-name="T2">Виведіть замовлення з вартістю більше певного значення</text:span></text:p>
        </text:list-item>
        <text:list-item>
          <text:p text:style-name="P8"><text:span text:style-name="T2">Знайдіть замовлення зроблені одним замовником</text:span></text:p>
        </text:list-item>
        <text:list-item>
          <text:p text:style-name="P8"><text:span text:style-name="T2">Знайдіть всі замовлення з певним товаром (товарами) (шукати можна по ObjectId)</text:span></text:p>
        </text:list-item>
        <text:list-item>
          <text:p text:style-name="P10"><text:span text:style-name="T2">Додайте в усі замовлення з певним товаром ще один товар і збільште існуючу вартість замовлення на деяке значення Х</text:span></text:p>
        </text:list-item>
        <text:list-item>
          <text:p text:style-name="P8"><text:span text:style-name="T2">Виведіть кількість товарів в певному замовленні</text:span></text:p>
        </text:list-item>
        <text:list-item>
          <text:p text:style-name="P8"><text:span text:style-name="T2">Виведіть тільки інформацію про кастомера і номери кредитної карт, для замовлень вартість яких перевищує певну суму</text:span></text:p>
        </text:list-item>
        <text:list-item>
          <text:p text:style-name="P8"><text:span text:style-name="T2">Видаліть товар з замовлень, зроблених за певний період дат</text:span></text:p>
        </text:list-item>
        <text:list-item>
          <text:p text:style-name="P8"><text:span text:style-name="T2">Перейменуйте у всіх замовлення ім'я (прізвище) замовника</text:span></text:p>
        </text:list-item>
        <text:list-item>
          <text:p text:style-name="P10"><text:span text:style-name="T2">(+2 бали)* Знайдіть замовлення зроблені одним замовником, і виведіть тільки інформацію про кастомера та товари у замовлені підставивши замість ObjectId("***") назви товарів та їх вартість (аналог join-а між таблицями </text:span><text:span text:style-name="T4">orders</text:span><text:span text:style-name="T2"> та </text:span><text:span text:style-name="T4">items</text:span><text:span text:style-name="T2">).</text:span></text:p>
        </text:list-item>
      </text:list>
      <text:p text:style-name="P4"/>
      <text:p text:style-name="Standard"><text:span text:style-name="T2">Створіть </text:span><text:a xlink:type="simple" xlink:href="https://docs.mongodb.com/manual/core/capped-collections/" text:style-name="ListLabel_20_46" text:visited-style-name="ListLabel_20_46"><text:span text:style-name="T5">Сapped collection</text:span></text:a><text:span text:style-name="T2"> яка б містила 5 останніх відгуків на наш інтернет-магазин. Структуру запису визначіть самостійно.</text:span></text:p>
      <text:list xml:id="list3873956369" text:style-name="WWNum3">
        <text:list-item>
          <text:p text:style-name="P11"><text:soft-page-break/><text:span text:style-name="T2">Перевірте що при досягненні обмеження старі відгуки будуть затиратись</text:span></text:p>
        </text:list-item>
      </text:list>
      <text:p text:style-name="P4"/>
      <text:p text:style-name="P1"><text:span text:style-name="T7">Вимогу до оформлення протоколу:</text:span></text:p>
      <text:p text:style-name="P1">Завдання здається особисто без протоколу, або надсилається протокол який має містити:</text:p>
      <text:list xml:id="list2140498282" text:style-name="WWNum5">
        <text:list-item>
          <text:p text:style-name="P12">команди та результати їх виконання 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7" style:display-name="ListLabel 47" style:family="text">
      <style:text-properties fo:color="#1155cc" fo:font-size="12pt" fo:font-style="italic" style:text-underline-style="solid" style:text-underline-width="auto" style:text-underline-color="font-color" style:font-size-asian="12pt" style:font-style-asian="italic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1" meta:word-count="507" meta:character-count="3641" meta:non-whitespace-character-count="3122"/>
    <meta:generator>LibreOfficeDev/6.0.5.2$Linux_X86_64 LibreOffice_project/</meta:generator>
  </office:meta>
</office:document-meta>
</file>